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5-07-02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5-06-05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5-05-29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5-04-02 1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5-03-24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5-01-14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4-10-25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4-09-06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4-08-23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4-07-22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4-05-24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4-04-29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4-03-27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4-01-24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4-01-18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3-12-29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3-11-27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3-10-2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3-09-20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3-08-1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3-07-19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3-06-08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3-05-03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3-04-0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3-03-21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3-02-17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3-01-19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2-12-07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2-11-30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2-10-24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2-09-2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2-08-31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2-07-27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2-07-08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2-05-23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2-04-29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2-03-23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2-02-22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2-01-27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1-12-16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1-11-09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1-10-27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1-09-15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1-08-23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1-07-28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1-06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1-05-27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1-04-15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1-03-16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1-02-24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1-01-15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0-12-28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0-11-1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0-10-1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0-09-11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0-08-20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0-07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0-06-22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0-05-14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0-04-1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0-03-12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20-01-13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9-12-11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9-11-15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9-10-11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9-09-1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9-08-05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9-07-18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9-06-1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9-05-1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9-04-05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9-03-19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9-02-04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9-01-15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8-12-06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8-11-15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8-10-12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8-09-1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8-08-0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8-07-10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8-06-07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8-05-22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8-03-14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8-02-09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8-01-18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7-12-14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7-08-17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7-07-27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7-06-16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7-05-31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7-04-2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7-03-23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7-02-22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7-01-11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6-12-02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6-11-18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6-10-20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6-09-27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6-08-24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6-07-15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6-06-22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6-05-19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6-04-11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6-03-15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6-02-01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6-01-19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5-12-07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5-10-21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5-09-02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5-08-06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5-07-0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5-06-03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5-05-06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5-04-08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5-03-24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5-02-10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5-01-07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4-12-09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4-11-10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4-10-08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4-09-03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4-08-11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4-07-22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4-06-23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4-05-29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4-04-24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4-02-19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3-11-19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3-09-16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3-08-30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3-07-19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3-03-2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3-02-27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3-01-31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2-11-26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2-10-18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2-09-27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2-08-14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2-07-1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2-06-21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2-05-31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2-04-26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2-03-28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1-12-12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1-11-01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1-10-21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1-09-14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1-08-2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1-07-12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1-06-14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1-05-13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1-04-15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1-01-27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0-10-1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0-09-20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0-08-25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0-06-29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0-05-20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0-04-27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0-03-17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0-01-26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10-01-25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9-12-08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9-11-18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9-10-07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9-09-03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9-08-06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9-07-22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9-06-11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9-05-1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9-04-13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9-03-2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9-02-25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9-01-22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8-12-08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8-09-24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8-07-03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8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8-04-09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8-03-10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8-02-11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8-01-1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7-12-14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7-11-07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7-10-02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7-09-20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7-07-06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7-06-13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7-05-10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7-04-20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7-03-06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7-02-20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7-01-09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6-12-18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6-11-28 1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6-11-03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6-10-13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6-09-07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6-08-24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6-07-20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6-06-29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6-05-04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6-04-26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6-03-09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6-02-15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6-01-19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5-12-0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5-11-1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5-10-1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5-10-1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5-09-13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4192" calcext:value-type="float">
            <text:p>35.0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5-08-09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5-07-20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5-06-17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5-05-1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5-04-14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5-03-09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5-02-14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5-01-20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4-12-10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4-11-18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808" calcext:value-type="float">
            <text:p>64.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4-11-10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808" calcext:value-type="float">
            <text:p>64.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4-10-05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4-09-17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4-09-10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4-08-09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4-07-01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4-06-24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4-05-26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4-04-01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4-03-0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4-02-1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4-01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3-12-1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3-11-14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3-10-09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3-09-15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3-08-08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3-07-1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3-06-10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3-05-15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3-04-1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3-02-19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3-01-09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2-12-13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2-10-01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2-08-27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2-07-02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2-06-12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2-05-17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2-04-0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2-03-14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2-02-28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2-01-04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1-12-05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1-11-14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1-10-1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1-10-1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1-09-06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1-08-06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1-06-2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1-04-11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1-02-06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1-01-30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0-12-14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0-10-18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0-06-02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0-05-23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0-03-03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0-02-28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2000-02-23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9-12-0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9-10-08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9-09-28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9-08-20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9-05-13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9-05-11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9-03-12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9-02-16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8-11-19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8-06-0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8-03-18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7-09-2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7-08-07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7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7-05-1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7-05-1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7-04-0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7-02-21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7-01-16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6-12-0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6-11-0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6-10-04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6-09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6-08-1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6-03-2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5-11-3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5-08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5-07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5-05-0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5-01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4-10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4-05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3-11-0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3-11-0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3-09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3-08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3-06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3-04-0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3-02-1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2-12-1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2-11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2-09-0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2-08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2-04-1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2-02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2-02-0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1-11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1-03-26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1-02-22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0-12-1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0-11-1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0-10-10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0-09-07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0-08-1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0-07-09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0-06-15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0-04-13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0-03-09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0-02-0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90-01-16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89-12-12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89-11-17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89-10-04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89-09-15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89-08-11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89-07-21 1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89-06-09 1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89-05-02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89-04-12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89-03-13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89-02-0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89-01-05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88-12-07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88-11-07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88-10-07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88-09-0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88-08-04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88-07-07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88-06-01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88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8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88-01-2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87-12-0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87-12-0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87-10-2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87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87-08-05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87-06-25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87-05-1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87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87-02-2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87-01-12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4066341500</text:p>
          </table:table-cell>
          <table:table-cell office:value-type="string" calcext:value-type="string">
            <text:p>CRUCE DAVILA NC-5 WELL, BARCELONETA, PR</text:p>
          </table:table-cell>
          <table:table-cell office:value-type="string" calcext:value-type="string">
            <text:p>1986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6" meta:object-count="0"/>
    <meta:user-defined meta:name="AppVersion">3.0</meta:user-defined>
  </office:meta>
</office:document-meta>
</file>